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3.547cm" style:rel-column-width="12233*"/>
    </style:style>
    <style:style style:name="Таблица1.B" style:family="table-column">
      <style:table-column-properties style:column-width="15.453cm" style:rel-column-width="53302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text-properties style:font-name="Cambria"/>
    </style:style>
    <style:style style:name="P2" style:family="paragraph" style:parent-style-name="Text_20_body" style:list-style-name="L1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5" style:family="paragraph" style:parent-style-name="Heading_20_1">
      <style:text-properties style:font-name="Cambri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language="ru" fo:country="RU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6" style:family="text">
      <style:text-properties fo:language="en" fo:country="US"/>
    </style:style>
    <style:style style:name="T7" style:family="text">
      <style:text-properties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<draw:frame draw:style-name="fr1" draw:name="Графический объект1" text:anchor-type="as-char" svg:width="0.9cm" svg:height="0.873cm" draw:z-index="0"><draw:image xlink:href="../../odt/images/3061.png" xlink:type="simple" xlink:show="embed" xlink:actuate="onLoad"/></draw:frame></text:p>
          </table:table-cell>
          <table:table-cell table:style-name="Таблица1.B1" office:value-type="string">
            <text:h text:style-name="P5" text:outline-level="1">Указатель сортировки</text:h>
          </table:table-cell>
        </table:table-row>
        <table:table-row>
          <table:table-cell table:style-name="Таблица1.A2" office:value-type="string">
            <text:p text:style-name="P4">в палитре</text:p>
          </table:table-cell>
          <table:table-cell table:style-name="Таблица1.B1" office:value-type="string">
            <text:p text:style-name="P1">| векторизован | <text:span text:style-name="T6">C-</text:span>код <text:span text:style-name="T6">|</text:span></text:p>
          </table:table-cell>
        </table:table-row>
        <table:table-row table:style-name="Таблица1.3">
          <table:table-cell table:style-name="Таблица1.A1" office:value-type="string">
            <text:p text:style-name="P3"><draw:frame draw:style-name="fr1" draw:name="Графический объект2" text:anchor-type="as-char" svg:width="1.879cm" svg:height="1.058cm" draw:z-index="1"><draw:image xlink:href="../../odt/images/3061_in_scheme.png" xlink:type="simple" xlink:show="embed" xlink:actuate="onLoad"/></draw:frame></text:p>
          </table:table-cell>
          <table:table-cell table:style-name="Таблица1.A1" office:value-type="string">
            <text:p text:style-name="P1"/>
          </table:table-cell>
        </table:table-row>
        <table:table-row table:style-name="Таблица1.3">
          <table:table-cell table:style-name="Таблица1.A4" office:value-type="string">
            <text:p text:style-name="P4">на схеме</text:p>
          </table:table-cell>
          <table:table-cell table:style-name="Таблица1.B4" office:value-type="string">
            <text:p text:style-name="P1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P1">Блок используется для принудительной сортировки пользователем других блоков в требуемом порядке.</text:p>
            <text:p text:style-name="P1">При инициализации схемы в <text:span text:style-name="T3">ПК «</text:span>МВТУ» происходит сортировка всех блоков расчетной схемы для дальнейшего интегрирования схемы: на каждом шаге интегрирования блоки обсчитываются последовательно в том порядке, в котором они были отсортированы. Иногда требуется, чтобы выполнение (расчёт) одного блока был выполнен строго после другого блока.</text:p>
            <text:p text:style-name="P1">Блок, подсоединенный <text:span text:style-name="T2">к </text:span><text:span text:style-name="T1">выходу</text:span> <text:span text:style-name="T4">указателя сортировки</text:span>, выполняется строго <text:span text:style-name="T1">после</text:span> блоков, подсоединённых к входам <text:span text:style-name="T4">указателя сортировки</text:span>. Другими словами, блок является указанием для ПК «МВТУ» отсортировать следующий блок (подсоединённый к выходу) строго после предыдущих (подсоединённых к входам).</text:p>
            <text:p text:style-name="P1">Выходной сигнал блока <text:span text:style-name="T4">указатель сортировки</text:span> всегда равен входному сигналу на первом входе.</text:p>
            <text:p text:style-name="P1"><text:span text:style-name="T7">Свойства</text:span>:</text:p>
            <text:list xml:id="list5371549447529968634" text:style-name="L1">
              <text:list-item>
                <text:p text:style-name="P2">Количество портов — число, указывающее количество дополнительных входных сигналов блока.</text:p>
              </text:list-item>
            </text:list>
          </table:table-cell>
          <table:covered-table-cell/>
        </table:table-row>
      </table:table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Указатель сортировки</dc:title>
    <dc:date>2014-12-01T18:46:52.05</dc:date>
    <meta:generator>OpenOffice/4.1.1$Win32 OpenOffice.org_project/411m6$Build-9775</meta:generator>
    <meta:editing-duration>PT3H43M25S</meta:editing-duration>
    <meta:editing-cycles>74</meta:editing-cycles>
    <meta:document-statistic meta:table-count="1" meta:image-count="2" meta:object-count="0" meta:page-count="1" meta:paragraph-count="12" meta:word-count="125" meta:character-count="973"/>
  </office:meta>
</office:document-meta>
</file>